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9CFE2F4262733AF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85cm, 0cm, 0.743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37cm" svg:height="6.031cm" svg:x="6.531cm" svg:y="11.795cm">
          <draw:image xlink:href="Pictures/10000000000000E1000000E19CFE2F4262733AF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0-22T14:47:56.835460180</dc:date>
    <meta:editing-duration>PT27S</meta:editing-duration>
    <meta:editing-cycles>1</meta:editing-cycles>
    <meta:document-statistic meta:object-count="1"/>
    <meta:generator>LibreOffice/7.3.7.2$Linux_X86_64 LibreOffice_project/30$Build-2</meta:generator>
  </office:meta>
</office:document-meta>
</file>